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in" fo:margin-right="0in" fo:text-indent="0in" style:auto-text-indent="false"/>
    </style:style>
    <style:style style:name="P10"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6"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7"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8" style:family="paragraph" style:parent-style-name="Standard">
      <style:paragraph-properties fo:text-align="justify" style:justify-single-word="false"/>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1">
      <style:paragraph-properties fo:margin-top="0in" fo:margin-bottom="0in"/>
    </style:style>
    <style:style style:name="P21" style:family="paragraph" style:parent-style-name="Heading_20_1">
      <style:paragraph-properties fo:break-before="page"/>
    </style:style>
    <style:style style:name="P22" style:family="paragraph" style:parent-style-name="Heading_20_1" style:master-page-name="Standard">
      <style:paragraph-properties style:page-number="auto" fo:break-before="page"/>
    </style:style>
    <style:style style:name="P23" style:family="paragraph" style:parent-style-name="Heading_20_3">
      <style:text-properties fo:font-size="14pt" style:font-size-asian="14pt" style:font-size-complex="14pt"/>
    </style:style>
    <style:style style:name="P24" style:family="paragraph" style:parent-style-name="Heading_20_2">
      <style:text-properties fo:font-size="16pt" style:font-size-asian="16pt" style:font-size-complex="16pt"/>
    </style:style>
    <style:style style:name="P25" style:family="paragraph">
      <style:text-properties style:font-name="Arial2"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80" style:font-name="Arial2" fo:font-size="10pt" fo:font-weight="bold" style:font-size-asian="10pt" style:font-weight-asian="bold" style:font-size-complex="10pt" style:font-weight-complex="bold"/>
    </style:style>
    <style:style style:name="T3" style:family="text">
      <style:text-properties style:font-name="Arial2" fo:font-size="10pt" fo:font-weight="normal" style:font-size-asian="10pt" style:font-weight-asian="normal" style:font-size-complex="10pt" style:font-weight-complex="normal"/>
    </style:style>
    <style:style style:name="T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Arial2" fo:font-size="10pt" fo:font-weight="bold" style:font-size-asian="10pt" style:font-weight-asian="bold" style:font-size-complex="10pt" style:font-weight-complex="bold"/>
    </style:style>
    <style:style style:name="T6" style:family="text">
      <style:text-properties fo:color="#800000" style:font-name="Arial2" fo:font-size="10pt" fo:font-weight="bold" style:font-size-asian="10pt" style:font-weight-asian="bold" style:font-size-complex="10pt" style:font-weight-complex="bold"/>
    </style:style>
    <style:style style:name="T7"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5">1 <text:s text:c="2"/>Historique du document<text:tab/><text:a xlink:type="simple" xlink:href="#__RefHeading__488_297275160" text:style-name="Internet_20_link" text:visited-style-name="Internet_20_link">3</text:a></text:p>
          <text:p text:style-name="P15">2 <text:s text:c="2"/>Introduction<text:tab/><text:a xlink:type="simple" xlink:href="#__RefHeading__494_297275160" text:style-name="Internet_20_link" text:visited-style-name="Internet_20_link">4</text:a></text:p>
          <text:p text:style-name="P16">2.1 <text:s/>Présentation du projet<text:tab/><text:a xlink:type="simple" xlink:href="#__RefHeading__498_297275160" text:style-name="Internet_20_link" text:visited-style-name="Internet_20_link">4</text:a></text:p>
          <text:p text:style-name="P17">2.1.1 <text:s/>Contexte<text:tab/><text:a xlink:type="simple" xlink:href="#__RefHeading__500_297275160" text:style-name="Internet_20_link" text:visited-style-name="Internet_20_link">4</text:a></text:p>
          <text:p text:style-name="P17">2.1.2 <text:s/>Objectifs <text:tab/><text:a xlink:type="simple" xlink:href="#__RefHeading__390_1336058694" text:style-name="Internet_20_link" text:visited-style-name="Internet_20_link">4</text:a></text:p>
          <text:p text:style-name="P16">2.2 <text:s/>Présentation du document <text:tab/><text:a xlink:type="simple" xlink:href="#__RefHeading__392_1336058694" text:style-name="Internet_20_link" text:visited-style-name="Internet_20_link">4</text:a></text:p>
          <text:p text:style-name="P16">2.3 <text:s/>Document applicables/Documents de référence <text:tab/><text:a xlink:type="simple" xlink:href="#__RefHeading__394_1336058694" text:style-name="Internet_20_link" text:visited-style-name="Internet_20_link">4</text:a></text:p>
          <text:p text:style-name="P17">2.3.1 <text:s/>Documents applicables <text:tab/><text:a xlink:type="simple" xlink:href="#__RefHeading__396_1336058694" text:style-name="Internet_20_link" text:visited-style-name="Internet_20_link">4</text:a></text:p>
          <text:p text:style-name="P17">2.3.2 <text:s/>Documents de référence <text:tab/><text:a xlink:type="simple" xlink:href="#__RefHeading__398_1336058694" text:style-name="Internet_20_link" text:visited-style-name="Internet_20_link">4</text:a></text:p>
          <text:p text:style-name="P16">2.4 <text:s/>Terminologie et Abréviations <text:tab/><text:a xlink:type="simple" xlink:href="#__RefHeading__400_1336058694" text:style-name="Internet_20_link" text:visited-style-name="Internet_20_link">4</text:a></text:p>
          <text:p text:style-name="P15">3 <text:s text:c="2"/>Contenu 1<text:tab/><text:a xlink:type="simple" xlink:href="#__RefHeading__402_1336058694" text:style-name="Internet_20_link" text:visited-style-name="Internet_20_link">4</text:a></text:p>
          <text:p text:style-name="P15">4 <text:s text:c="2"/>Contenu <text:s/>2<text:tab/><text:a xlink:type="simple" xlink:href="#__RefHeading__404_1336058694" text:style-name="Internet_20_link" text:visited-style-name="Internet_20_link">5</text:a></text:p>
          <text:p text:style-name="P16">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4" text:outline-level="2"><text:bookmark text:name="__RefHeading__394_1336058694"/>Document applicables/Documents de référence <text:bookmark-end text:name="__RefHeading__394_1336058694"/></text:h>
      <text:h text:style-name="P23"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3"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72562641" text:style-name="L1">
        <text:list-item>
          <text:p text:style-name="P20">Plan-type «dossier de gestion de la documentation»</text:p>
        </text:list-item>
        <text:list-item>
          <text:p text:style-name="P20">etc.</text:p>
        </text:list-item>
      </text:list>
      <text:h text:style-name="P24"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2" text:outline-level="1">Solution Standard - Critères Techniques et Fonctionnels</text:h>
      <text:h text:style-name="Heading_20_2" text:outline-level="2">Facilité d’intégration dans le SI de l’entreprise</text:h>
      <text:p text:style-name="P18">Dû au fait qu'il n'y a pas de Système d'informations établi et consolidé dans l'entreprise, l'implantation de la solution standard englobe une formation du personnel sur les outils de la solution, en considérant les profils utilisateurs souhaités.</text:p>
      <text:p text:style-name="P18">Pour son installation, il suffira d'avoir un petit serveur qui exécute le SAP dans le siège et équiper les chantier qui n'ont pas d'ordinateurs d'un terminal avec l'accès à l'Internet. </text:p>
      <text:h text:style-name="Heading_20_2" text:outline-level="2">Adéquation aux besoins fonctionnels</text:h>
      <text:p text:style-name="P18">La solution standard peut résoudre les principales problème de l'ancienne structure du système l'entreprise. Comme exemple, la base de données centralisée va résoudre le problème de incohérence et pertes d'informations; l'informatisation des chantiers et la mise en œuvre de la communication avec le siège rendra le système plus fiable et efficace; les processus administratifs seront mieux gérés et contrôlés par l'entreprise. En plus, le système de facturation sera automatisé.</text:p>
      <text:h text:style-name="Heading_20_2" text:outline-level="2">Qualité technique</text:h>
      <text:h text:style-name="Heading_20_3" text:outline-level="3">Fiabilité et Sécurité</text:h>
      <text:p text:style-name="P18">Comme la solution standard SAP ERP est déjà utilisée par plusieurs entreprise et sa crédibilité est connue à travers le monde entier, cette choix sera la plus sécurisée. Les failles de sécurité et bogues peuvent être détectés rapidement. En plus, cette solution englobe un support en ligne qui peut aider ses utilisateurs dans l'entreprise, sans avoir besoin de contacter le fournisseur du progiciel.</text:p>
      <text:h text:style-name="Heading_20_3" text:outline-level="3">Evolutivité et facilité de mise à jour</text:h>
      <text:p text:style-name="P18">La solution standard est hautement adaptable par rapport aux besoins des utilisateurs. En plus, le SAP ERP peut englober et s'adapter à des modifications de la structure de l'entreprise en ce qui concerne ajout d'un processus et modification de processus et transactions et aussi.</text:p>
      <text:h text:style-name="Heading_20_3" text:outline-level="3">Facilité d’utilisation et ergonomie</text:h>
      <text:p text:style-name="P18">Comme la solution standard SAP ERP a une interface lourde, le personnel de l'entreprise GSTP n'est pas habitué avec le progiciel et ils n'ont pas fait partie du développement du progiciel, le coût de la formation interne du personnel sera élevé. </text:p>
      <text:p text:style-name="P18">Par contre, cette solution peut gérer plusieurs profils d'utilisateurs et elle gère aussi les droits d’utilisation et les données de chaque utilisateur.</text:p>
      <text:p text:style-name="P2"/>
      <text:p text:style-name="Spec_20_-_20_Texte_20_sans_20_mise_20_en_20_forme"><draw:frame text:anchor-type="paragraph" draw:z-index="1" draw:style-name="gr2" draw:text-style-name="P25" svg:width="6.6933in" svg:height="0.4776in" svg:x="0.1972in" svg:y="0.248in"><draw:text-box><text:p><text:span text:style-name="T5">Note :</text:span></text:p><text:p><text:span text:style-name="T3">Ceci est une note !</text:span></text:p></draw:text-box></draw:frame></text:p>
      <text:p text:style-name="Spec_20_-_20_Texte_20_sans_20_mise_20_en_20_forme"><draw:frame text:anchor-type="paragraph" draw:z-index="3" draw:style-name="gr4" draw:text-style-name="P25" svg:width="6.6933in" svg:height="0.5161in" svg:x="0.1972in" svg:y="1.9925in"><draw:text-box><text:p><text:span text:style-name="T5">ATTENTION !</text:span></text:p><text:p><text:span text:style-name="T3">Ceci est une note importante !</text:span></text:p></draw:text-box></draw:frame><draw:frame text:anchor-type="paragraph" draw:z-index="2" draw:style-name="gr3" draw:text-style-name="P25" svg:width="6.6933in" svg:height="0.5161in" svg:x="0.1972in" svg:y="1.0354in"><draw:text-box><text:p><text:span text:style-name="T5">IMPORTANT !</text:span></text:p><text:p><text:span text:style-name="T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5" svg:width="6.6933in" svg:height="0.976in" svg:x="0.1972in" svg:y="0.8516in"><draw:text-box><text:p><text:span text:style-name="T2">Note aux développeurs :</text:span></text:p><text:p><text:span text:style-name="T3">Ceci est une note pour les développeurs !</text:span></text:p><text:p><text:span text:style-name="T4">Exemples</text:span><text:span text:style-name="T3"> : </text:span></text:p><text:p><text:span text:style-name="T3">- Prévoir en flexibilité : la liste pourra changer au cours du temps et être 10 fois plus longue.</text:span></text:p><text:p><text:span text:style-name="T3">- Le système AX est incompatible avec le produit AY : Utilisez la méthode BY.</text:span></text:p></draw:text-box></draw:frame><draw:frame text:anchor-type="paragraph" draw:z-index="4" draw:style-name="gr5" draw:text-style-name="P25" svg:width="6.6933in" svg:height="1.1358in" svg:x="0.1972in" svg:y="2.0189in"><draw:text-box><text:p><text:span text:style-name="T6">Note aux fonctionnels :</text:span></text:p><text:p><text:span text:style-name="T3">Ceci est une note pour les fonctionnels.</text:span></text:p><text:p><text:span text:style-name="T4">Exemple</text:span><text:span text:style-name="T3"> : </text:span></text:p><text:p><text:span text:style-name="T3">- Cette décision a été prise afin de rester en accord avec la procédure A090.</text:span></text:p><text:p><text:span text:style-name="T3">- Cette étape de validation est particulièrement importante dans le processus de gestion du magasin. Vérifiez à deux fois plutôt que d' « auto-valider ».</text:span></text:p></draw:text-box></draw:frame><draw:frame text:anchor-type="paragraph" draw:z-index="5" draw:style-name="gr6" draw:text-style-name="P25" svg:width="6.6933in" svg:height="1.1358in" svg:x="0.1972in" svg:y="3.8508in"><draw:text-box><text:p><text:span text:style-name="T7">Note aux testeurs :</text:span></text:p><text:p><text:span text:style-name="T3">Ceci est une note pour les testeurs.</text:span></text:p><text:p><text:span text:style-name="T4">Exemple</text:span><text:span text:style-name="T3"> : </text:span></text:p><text:p><text:span text:style-name="T3">- Pensez à vérifier le comportement de chaque champ obligatoire lorsqu'il est vide.</text:span></text:p><text:p><text:span text:style-name="T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paragraph-properties fo:margin-top="0.1945in" fo:margin-bottom="0.0555in"/>
      <style:text-properties fo:font-size="14pt" fo:font-weight="bold" style:font-size-asian="14pt" style:font-weight-asian="bold" style:font-size-complex="1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8:44:59</meta:creation-date>
    <meta:editing-duration>PT4H1M41S</meta:editing-duration>
    <meta:editing-cycles>9</meta:editing-cycles>
    <meta:generator>LibreOffice/3.3$Unix LibreOffice_project/330m19$Build-8</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3-05T13:32:30</dc:date>
    <dc:creator>Henrique Nogueira</dc:creator>
    <meta:document-statistic meta:table-count="3" meta:image-count="0" meta:object-count="0" meta:page-count="6" meta:paragraph-count="79" meta:word-count="700" meta:character-count="4586"/>
    <meta:user-defined meta:name="Info 2"/>
    <meta:user-defined meta:name="Info 3"/>
    <meta:user-defined meta:name="Info 4"/>
    <meta:user-defined meta:name="License">&lt;a href="http://templates.services.openoffice.org/bsd-license"&gt;BSD&lt;/a&gt; </meta:user-defined>
  </office:meta>
</office:document-meta>
</file>